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4900001144B69BA75F.svm"/>
  <manifest:file-entry manifest:media-type="" manifest:full-path="Pictures/200000070000407F00002A1207793F50.svm"/>
  <manifest:file-entry manifest:media-type="" manifest:full-path="Pictures/2000000700003CE1000041535D6265CD.svm"/>
  <manifest:file-entry manifest:media-type="" manifest:full-path="Pictures/20000007000072D4000045262E3D26B8.svm"/>
  <manifest:file-entry manifest:media-type="" manifest:full-path="Pictures/200000070000403000002909EC3A3C86.svm"/>
  <manifest:file-entry manifest:media-type="" manifest:full-path="Pictures/200000070000795700001B64EC6B335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642cm" svg:y="-1.64cm" svg:width="15.586cm" svg:height="16.723cm" draw:z-index="0"><draw:image xlink:href="Pictures/2000000700003CE1000041535D6265CD.svm" xlink:type="simple" xlink:show="embed" xlink:actuate="onLoad"/></draw:frame></text:p>
      <text:p text:style-name="Standard"/>
      <text:p text:style-name="Standard"><draw:frame draw:style-name="fr1" draw:name="Графический объект3" text:anchor-type="paragraph" svg:x="-1.792cm" svg:y="13.019cm" svg:width="18.972cm" svg:height="5.637cm" draw:z-index="2"><draw:image xlink:href="Pictures/200000070000795700001B64EC6B3352.svm" xlink:type="simple" xlink:show="embed" xlink:actuate="onLoad"/></draw:frame><draw:frame draw:style-name="fr1" draw:name="Графический объект2" text:anchor-type="paragraph" svg:x="-1.475cm" svg:y="-1.295cm" svg:width="19.554cm" svg:height="14.06cm" draw:z-index="1"><draw:image xlink:href="Pictures/20000007000072D4000045262E3D26B8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Графический объект4" text:anchor-type="paragraph" svg:x="0.178cm" svg:y="0.699cm" svg:width="16.432cm" svg:height="10.506cm" draw:z-index="3"><draw:image xlink:href="Pictures/200000070000403000002909EC3A3C86.svm" xlink:type="simple" xlink:show="embed" xlink:actuate="onLoad"/></draw:frame><draw:frame draw:style-name="fr1" draw:name="Графический объект5" text:anchor-type="paragraph" svg:x="-0.185cm" svg:y="11.262cm" svg:width="17cm" svg:height="4.175cm" draw:z-index="4"><draw:image xlink:href="Pictures/200000070000464900001144B69BA75F.svm" xlink:type="simple" xlink:show="embed" xlink:actuate="onLoad"/></draw:frame><text:soft-page-break/></text:p>
      <text:p text:style-name="Standard"><draw:frame draw:style-name="fr1" draw:name="Графический объект6" text:anchor-type="paragraph" svg:x="-0.099cm" svg:y="15.319cm" svg:width="16.512cm" svg:height="10.77cm" draw:z-index="5"><draw:image xlink:href="Pictures/200000070000407F00002A1207793F5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офей Разумов</meta:initial-creator>
    <meta:creation-date>2017-12-18T01:22:19.65</meta:creation-date>
    <meta:document-statistic meta:table-count="0" meta:image-count="6" meta:object-count="0" meta:page-count="3" meta:paragraph-count="0" meta:word-count="0" meta:character-count="0"/>
    <dc:date>2017-12-18T01:29:51.37</dc:date>
    <dc:creator>Тимофей Разумов</dc:creator>
    <meta:editing-duration>PT7M35S</meta:editing-duration>
    <meta:editing-cycles>1</meta:editing-cycles>
    <meta:generator>OpenOffice/4.1.3$Win32 OpenOffice.org_project/413m1$Build-9783</meta:generator>
  </office:meta>
</office:document-meta>
</file>